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ongti TC" svg:font-family="Songti TC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 fo:background-color="#868686"/>
    </style:style>
    <style:style style:name="P2" style:family="paragraph" style:parent-style-name="Standard">
      <style:paragraph-properties fo:margin-bottom="0.1667in"/>
      <style:text-properties style:font-name="Songti TC" fo:font-size="12.0pt" fo:background-color="#e0e0e0"/>
    </style:style>
    <style:style style:name="T1" style:family="text">
      <style:text-properties style:font-name="Songti TC"/>
    </style:style>
    <style:style style:name="T2" style:family="text">
      <style:text-properties fo:color="#032726"/>
    </style:style>
    <style:style style:name="T3" style:family="text">
      <style:text-properties style:font-name="Times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</text:span><text:s/>  |  2019.04.30 02:16   |   <text:a xlink:type="simple" xlink:href="http://palinfo.habago.org/Entry?Command=Information_PrintForum&amp;iPage=18&amp;sType=FORUM#FORUM37417"><text:span text:style-name="T2">#</text:span></text:a></text:p>
      <text:p text:style-name="P2">卡韓政變<text:span text:style-name="T3">(33)</text:span>：政治不是作文比賽<text:span text:style-name="T3"> <text:line-break/><text:line-break/></text:span>陳真<text:span text:style-name="T3"><text:s/>2019. 04. 30. <text:line-break/><text:line-break/><text:line-break/></text:span>阳阳，<text:span text:style-name="T3"> <text:line-break/><text:line-break/></text:span>一項不為己謀的政治選擇或政治判斷是否成熟合理，不是看它所給的答案，而是看其判斷與抉擇的根據。這樣一種根據，有些是可形諸文字的客觀陳述，有些則屬<text:span text:style-name="T3"><text:s/>"</text:span>親知<text:span text:style-name="T3">"</text:span>，屬於某種自身經驗。後者往往比前者可靠。<text:span text:style-name="T3"> <text:line-break/><text:line-break/></text:span>我不認識你，不知道你幾歲，不知道你的一切個人資訊，因此無從知道你的判斷依據。不過，如果只是根據一篇作文，那無疑十分幼稚。這樣一種文字，如果把作者名字遮住，再把幾個當下的政治人物名字改掉，我說不定會以為是阿扁寫的。阿扁不就是靠這一套什麼<text:span text:style-name="T3"><text:s/>"</text:span>拼經濟<text:span text:style-name="T3">"</text:span>、<text:span text:style-name="T3">"</text:span>有愛最美、希望相隨<text:span text:style-name="T3">" </text:span>的所謂<text:span text:style-name="T3"><text:s/>"</text:span>論述<text:span text:style-name="T3">" </text:span>兩度成功贏得台北市長選舉及總統大選嗎？<text:span text:style-name="T3"> <text:line-break/><text:line-break/></text:span>台灣社會主流，不管是媒體也好，名人或政客也罷，一方面為非作歹，行不由徑，永遠都是講一套做一套，一方面卻又很愛故做理性狀，總是喜歡跟社會大眾強調什麼要聽聽候選人的政見哦，要看看他們的什麼政策白皮書哦，好像把大家當成三歲小孩。我倒是覺得政治白痴才會去關注那些東西。<text:span text:style-name="T3"> <text:line-break/><text:line-break/></text:span>蔡啥小當所謂總統的前前後後，她以及她所屬的人渣黨，不是幾十年來每天講一堆鳥話嗎？什麼<text:span text:style-name="T3"><text:s/>"</text:span>勞工是我心裏最軟的一塊<text:span text:style-name="T3">"</text:span>，什麼<text:span text:style-name="T3"><text:s/>"</text:span>最會溝通的政府<text:span text:style-name="T3">"</text:span>，什麼<text:span text:style-name="T3"><text:s/>"</text:span>傾聽民意、拒馬鐵蒺藜將再也看不到<text:span text:style-name="T3">"</text:span>，什麼<text:span text:style-name="T3"><text:s/>"</text:span>謙卑謙卑再謙卑<text:span text:style-name="T3">"</text:span>，乃至所有的一切所謂理想，所有的一切所謂民主自由透明與開放，什麼廉能政府，什麼反對家族政治，什麼反對政二代，什麼公平正義，什麼司法獨立，什麼反對分贓政治，什麼黨政軍退出媒體，什麼反對政治酬庸，什麼廢除監察院，什麼廢核電，左手廢右手蓋，什麼弱勢優先，什麼永遠與弱勢者站在一起，什麼保護食品安全<text:span text:style-name="T3">.......</text:span>所有一切的一切的一切的什麼理想，講得夠漂亮吧，請問有哪一項不是完全相反？有哪一項做到？不用多，幾百幾千項漂亮理想當中，你就指出一項真的有實踐的就好，有沒有？零！不是嗎？<text:span text:style-name="T3"> <text:line-break/><text:line-break/></text:span>我意思是說，從一篇作文去判斷一個候選人，那是只能得零分的。太幼稚了。<text:span text:style-name="T3"> <text:line-break/><text:line-break/></text:span>你知道嗎？民進黨早期或更早的黨外，是主張親中反日反美帝的，相關論述要多少有多少。我最近搬家，從破爛的老家救回一百多箱的書<text:span text:style-name="T3"><text:s/>(</text:span>另外有一百多箱則已腐爛<text:span text:style-name="T3">)</text:span>，裏頭有很多當年的文件和信件與雜誌。<text:span text:style-name="T3"> <text:line-break/><text:line-break/></text:span>比方說，當初三十幾年前我們反核時，除了安全因素之外，反對美國對台灣之強制剝削，也是反核的原因之一。<text:span text:style-name="T3"> <text:line-break/><text:line-break/></text:span>比方說，當初我們黨外是反對軍購的，即使民進黨成立後的頭幾年，也依然反軍購，反對貪污，反對從軍火買賣中竊取鉅額回扣<text:span text:style-name="T3"><text:s/>(</text:span>現在他們自己大撈特撈，當然就不反對了<text:span text:style-name="T3">)</text:span>。<text:span text:style-name="T3"> <text:line-break/><text:line-break/></text:span>黨外及民進黨當年反軍購的理由是說：中共是一個理性政府，不會隨便打台灣，<text:span text:style-name="T3">"</text:span>人家中共又不是黑社會，怎麼會隨便亂打人？<text:span text:style-name="T3">" (</text:span>謝長廷的演講詞，當時是我做文字記錄，所以我記得很清楚；白紙黑字之外，我還有當年演講錄音帶<text:span text:style-name="T3">)</text:span>，只要我們跟大陸持續開放與交流，哪需要每年花幾百幾千億跟美國買一堆破銅爛鐵？<text:span text:style-name="T3"> <text:line-break/><text:line-break/></text:span>諸如這些，都是民進黨早期以及更早的黨外時的基本論述與立場。<text:span text:style-name="T3"> <text:line-break/><text:line-break/></text:span>我從老家搶救幾千本幾十年前年少時的書和資料回來，把我現在住的家塞得完全水洩不通，想丟掉又很可惜，畢竟那是我的一段十年血淚青春；想留下又沒空間。題外話。<text:span text:style-name="T3"> <text:line-break/><text:line-break/></text:span>現在我書桌旁就不小心弄倒了這麼一堆舊書。我看到一本小冊子掉了出來，書名叫做<text:span text:style-name="T3"><text:s/>"</text:span>紅燈左轉<text:span text:style-name="T3">--</text:span>工運的路線與實際<text:span text:style-name="T3">"</text:span>，沒寫日期，但我估計大概是<text:span text:style-name="T3">1993</text:span>年出版，出版者寫著<text:span text:style-name="T3"><text:s/>"</text:span>野百合觀點<text:span text:style-name="T3">"</text:span>，編輯群一大串人，大多是一些現在綠油油的親綠學者或親綠<text:span text:style-name="T3">xx</text:span>。我拿起來一看，天啊，我還以為是巴勒網的人寫的。<text:span text:style-name="T3"> <text:line-break/><text:line-break/></text:span>我想多抄一些，但很累很睏，有時間再說。我就隨手抄幾段。比方說有一段，標題叫做<text:span text:style-name="T3"><text:s/>"</text:span>不知長進的民進黨<text:span text:style-name="T3">"</text:span>，內文寫著：<text:span text:style-name="T3"> <text:line-break/><text:line-break/>"</text:span>民進黨<text:span text:style-name="T3">...</text:span>不斷把國民黨既有的利益納進來，諸如關說、作秀、地方派系的利益交換、宮廷機詐權術、勾結財團資本家<text:span text:style-name="T3">...</text:span>等等等，凡是國民黨的既得利益低招敗術，民進黨便如法炮製，納為己有。<text:span text:style-name="T3"> <text:line-break/><text:line-break/></text:span>民進黨黨綱上<text:span text:style-name="T3"><text:s/>(</text:span>關於勞工<text:span text:style-name="T3">) </text:span>的漂亮文字僅止於文字。<text:span text:style-name="T3">...</text:span>民進黨對於勞工議題的態度，可分兩種。第一種佔絕大多數，亦即不聞不問，不理會勞工議題，但有時候卻會利用勞工議題。第二種則是和勞工有直接關係，亦即積極參與工運的草根組織工作者，但其理想卻越來越模糊、脆弱，所走的路線也離工運越來越遙遠。為什麼呢？這只有兩種可能。<text:span text:style-name="T3"> <text:line-break/><text:line-break/></text:span>一，以參與和投入工運做為個人政治的墊腳石，藉由工運工作者的形象來獲取道德光環，利用工人獲取選票，最後則揚長而去。這一種就叫做詐騙，典型的政客，如同黑道參選藉以漂白身份。民進黨內有些流派<text:span text:style-name="T3"><text:s/>(</text:span>按：指新潮流<text:span text:style-name="T3">) </text:span>則擅於利用社會運動的經歷裝飾身份，以利選舉。<text:span text:style-name="T3"> <text:line-break/><text:line-break/></text:span>第二種可能則是：過去的獻身是真誠的，<text:span text:style-name="T3">...</text:span>但是選上後就飛上枝頭變鳳凰。這一種就叫做背叛。<text:span text:style-name="T3"> <text:line-break/><text:line-break/></text:span>也就是說，民進黨高層菁英曾主動<text:span text:style-name="T3"><text:s/>'</text:span>關心<text:span text:style-name="T3">' </text:span>勞工事務的，不是背叛，就是詐欺，真是可恥啊！<text:span text:style-name="T3">" <text:line-break/><text:line-break/></text:span>你看，像不像巴勒網的言論？<text:span text:style-name="T3"> <text:line-break/><text:line-break/></text:span>我並不是說所有人全是騙子，而是說，這樣一個所謂<text:span text:style-name="T3"><text:s/>"</text:span>野百合觀點<text:span text:style-name="T3">"</text:span>，講得很正確，但是呢，請問幾個人還信守信念？幾個人不是綠油油？幾個人沒有變成民進黨的無恥走狗？<text:span text:style-name="T3"> <text:line-break/><text:line-break/></text:span>這本小冊子，最後還畫了個漫畫，很傳神，畫得很像，一看就知道是在畫貪污漢奸老賊李登輝，但我沒法畫出來給大家看。畫著一隻畸形長角的醜陋大怪獸，一看就知道是黑金教父李登輝。怪獸被一堆勇敢的小士兵團團包圍，個個拿刀劍要刺殺這隻以李登輝來模擬的黑金妖怪。<text:span text:style-name="T3"> <text:line-break/><text:line-break/></text:span>圍攻黑金妖怪的勇敢小士兵一共有八位，每一個身上都刻了字：統、獨、民、新、國、左、右、工。漫畫旁邊有一行說明，寫著：<text:span text:style-name="T3"> <text:line-break/><text:line-break/>"</text:span>不分黨派，堅持勞工立場，形成階級聯合戰線，一齊砲打金權怪獸！<text:span text:style-name="T3">" <text:line-break/><text:line-break/></text:span>還有很多，我就不抄了。我只是要說，政治不是作文比賽。至於我們判斷一個候選人之適當性，首先要看他的角色所代表的意義，亦即所代表的路線與身份。然後，同時也要看他的為人，像柯文哲那一種投機份子，就算是祖國欽定，也切莫相挺。從這兩點來看，郭台銘同樣是完全不合格的。如前所述，其角色有害台灣，為人則下三濫手段一大堆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